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392d9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00%" fo:orphans="2" fo:widows="2" fo:hyphenation-ladder-count="no-limit"/>
      <style:text-properties officeooo:paragraph-rsid="003ef0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f612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1b7be2" officeooo:paragraph-rsid="001b7be2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1302c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41302c" officeooo:paragraph-rsid="004266d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6">
      <style:paragraph-properties fo:line-height="100%" fo:orphans="2" fo:widows="2" fo:hyphenation-ladder-count="no-limit"/>
      <style:text-properties style:font-name="DejaVu Sans Condensed1" fo:font-size="12pt" fo:font-weight="normal" officeooo:rsid="0047edef" officeooo:paragraph-rsid="0047ede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normal" officeooo:rsid="0045074b" officeooo:paragraph-rsid="0045074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officeooo:paragraph-rsid="004266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rsid="003a95d9" officeooo:paragraph-rsid="003f612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officeooo:rsid="003a95d9" officeooo:paragraph-rsid="004266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officeooo:rsid="0047edef" officeooo:paragraph-rsid="0047edef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bold" officeooo:rsid="003ef00e" officeooo:paragraph-rsid="004266d5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1" fo:font-size="12pt" fo:font-weight="bold" officeooo:rsid="004266d5" officeooo:paragraph-rsid="0047edef" style:letter-kerning="true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3f612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1">
      <style:paragraph-properties fo:line-height="100%" fo:orphans="2" fo:widows="2" fo:hyphenation-ladder-count="no-limit"/>
      <style:text-properties officeooo:paragraph-rsid="001b7b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3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4">
      <style:paragraph-properties fo:line-height="100%" fo:orphans="2" fo:widows="2" fo:hyphenation-ladder-count="no-limit"/>
      <style:text-properties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1">
      <style:paragraph-properties fo:line-height="100%" fo:orphans="2" fo:widows="2" fo:hyphenation-ladder-count="no-limit"/>
      <style:text-properties officeooo:rsid="003a95d9" officeooo:paragraph-rsid="003f612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line-height="100%" fo:orphans="2" fo:widows="2" fo:hyphenation-ladder-count="no-limit"/>
      <style:text-properties officeooo:rsid="003a95d9"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line-height="100%" fo:orphans="2" fo:widows="2" fo:hyphenation-ladder-count="no-limit"/>
      <style:text-properties officeooo:rsid="004266d5" officeooo:paragraph-rsid="004266d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style:letter-kerning="true" style:font-weight-asian="normal" style:font-weight-complex="normal"/>
    </style:style>
    <style:style style:name="T3" style:family="text">
      <style:text-properties fo:font-weight="normal" officeooo:rsid="003a95d9" style:letter-kerning="true" style:font-weight-asian="normal" style:font-weight-complex="normal"/>
    </style:style>
    <style:style style:name="T4" style:family="text">
      <style:text-properties fo:font-weight="normal" officeooo:rsid="003f6129" style:letter-kerning="true" style:font-weight-asian="normal"/>
    </style:style>
    <style:style style:name="T5" style:family="text">
      <style:text-properties fo:font-weight="normal" officeooo:rsid="004590e7" style:letter-kerning="true" style:font-weight-asian="normal"/>
    </style:style>
    <style:style style:name="T6" style:family="text">
      <style:text-properties fo:font-weight="bold" style:letter-kerning="tru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555f" style:font-weight-asian="bold" style:font-weight-complex="bold"/>
    </style:style>
    <style:style style:name="T9" style:family="text">
      <style:text-properties fo:font-weight="bold" officeooo:rsid="004266d5" style:font-weight-asian="bold" style:font-weight-complex="bold"/>
    </style:style>
    <style:style style:name="T10" style:family="text">
      <style:text-properties fo:font-weight="bold" officeooo:rsid="00489d2b" style:font-weight-asian="bold" style:font-weight-complex="bold"/>
    </style:style>
    <style:style style:name="T11" style:family="text">
      <style:text-properties officeooo:rsid="001f555f"/>
    </style:style>
    <style:style style:name="T12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b7be2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8bfab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ef00e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3d526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f6129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89d2b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238bdc" style:letter-kerning="true" style:font-size-asian="12pt" style:font-weight-asian="bold" style:font-size-complex="12pt"/>
    </style:style>
    <style:style style:name="T22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23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24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25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26" style:family="text">
      <style:text-properties style:font-name="DejaVu Sans Condensed1" fo:font-size="12pt" fo:font-weight="bold" officeooo:rsid="003ef00e" style:letter-kerning="true" style:font-size-asian="12pt" style:font-weight-asian="bold" style:font-size-complex="12pt"/>
    </style:style>
    <style:style style:name="T27" style:family="text">
      <style:text-properties style:font-name="DejaVu Sans Condensed1" fo:font-size="12pt" fo:font-weight="bold" officeooo:rsid="0045141f" style:letter-kerning="true" style:font-size-asian="12pt" style:font-weight-asian="bold" style:font-size-complex="12pt"/>
    </style:style>
    <style:style style:name="T28" style:family="text">
      <style:text-properties style:font-name="DejaVu Sans Condensed1" fo:font-size="12pt" fo:font-weight="bold" officeooo:rsid="0047edef" style:letter-kerning="true" style:font-size-asian="12pt" style:font-weight-asian="bold" style:font-size-complex="12pt"/>
    </style:style>
    <style:style style:name="T29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30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bold"/>
    </style:style>
    <style:style style:name="T31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bold"/>
    </style:style>
    <style:style style:name="T32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33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34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3f4991" style:letter-kerning="true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3f6129" style:letter-kerning="true" style:font-size-asian="12pt" style:font-weight-asian="normal" style:font-size-complex="12pt"/>
    </style:style>
    <style:style style:name="T41" style:family="text">
      <style:text-properties style:font-name="DejaVu Sans Condensed1" fo:font-size="12pt" fo:font-weight="normal" officeooo:rsid="004266d5" style:letter-kerning="true" style:font-size-asian="12pt" style:font-weight-asian="normal" style:font-size-complex="12pt"/>
    </style:style>
    <style:style style:name="T42" style:family="text">
      <style:text-properties style:font-weight-complex="normal"/>
    </style:style>
    <style:style style:name="T43" style:family="text">
      <style:text-properties officeooo:rsid="0012e026" style:font-weight-complex="normal"/>
    </style:style>
    <style:style style:name="T44" style:family="text">
      <style:text-properties officeooo:rsid="003a95d9" style:font-weight-complex="normal"/>
    </style:style>
    <style:style style:name="T45" style:family="text">
      <style:text-properties officeooo:rsid="004266d5" style:font-weight-complex="normal"/>
    </style:style>
    <style:style style:name="T46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48" style:family="text">
      <style:text-properties officeooo:rsid="0041302c"/>
    </style:style>
    <style:style style:name="T49" style:family="text">
      <style:text-properties officeooo:rsid="004266d5"/>
    </style:style>
    <style:style style:name="T50" style:family="text">
      <style:text-properties style:text-position="super 58%" style:font-name="DejaVu Sans Condensed1" fo:font-size="12pt" fo:font-weight="bold" officeooo:rsid="004266d5" style:letter-kerning="true" style:font-size-asian="12pt" style:font-weight-asian="bold" style:font-size-complex="12pt" style:font-weight-complex="bold"/>
    </style:style>
    <style:style style:name="T51" style:family="text">
      <style:text-properties officeooo:rsid="00489d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5">3</text:span><text:span text:style-name="T27">0</text:span><text:span text:style-name="T26">2</text:span><text:span text:style-name="T22"> - </text:span><text:span text:style-name="T24">Flight - </text:span><text:span text:style-name="T21">L</text:span><text:span text:style-name="T23">anding</text:span><text:span text:style-name="T28">, After landing</text:span></text:p>
      <text:p text:style-name="P4"/>
      <text:p text:style-name="P1">Landing -- <text:span text:style-name="T49">Visual approach</text:span></text:p>
      <text:list xml:id="list2784862067" text:style-name="L1">
        <text:list-item>
          <text:p text:style-name="P8">Set QFE on altimeter to value shown in kneeboard for landing waypoint.</text:p>
        </text:list-item>
        <text:list-item>
          <text:p text:style-name="P20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</text:span><text:span text:style-name="T5"> or L2</text:span><text:span text:style-name="T4">)</text:span></text:p>
        </text:list-item>
        <text:list-item>
          <text:p text:style-name="P28"><text:span text:style-name="T33">Verify correct </text:span><text:span text:style-name="T40">landing </text:span><text:span text:style-name="T33">runway in nav system (if using road base, you must set this manually):</text:span></text:p>
          <text:list>
            <text:list-item>
              <text:p text:style-name="P28"><text:span text:style-name="T15">Data Selector</text:span><text:span text:style-name="T33"> knob ... </text:span><text:span text:style-name="T15">BANA GR</text:span><text:span text:style-name="T47">Ä</text:span><text:span text:style-name="T15">NS, OUT</text:span><text:span text:style-name="T35"> (Runway Heading)</text:span></text:p>
            </text:list-item>
            <text:list-item>
              <text:p text:style-name="P11">First 4 digits are runway heading in NNN.N format, last 2 digits are ILS channel (if available).</text:p>
            </text:list-item>
            <text:list-item>
              <text:p text:style-name="P33"><text:span text:style-name="T29">To toggle to the reciprocal runway, press </text:span><text:span text:style-name="T19">L/MAL</text:span><text:span text:style-name="T31">.</text:span></text:p>
            </text:list-item>
            <text:list-item>
              <text:p text:style-name="P11">To set custom heading:</text:p>
              <text:list>
                <text:list-item>
                  <text:p text:style-name="P33"><text:span text:style-name="T29">Data Selector knob ... </text:span><text:span text:style-name="T12">BANA GR</text:span><text:span text:style-name="T46">Ä</text:span><text:span text:style-name="T12">NS, IN</text:span></text:p>
                </text:list-item>
                <text:list-item>
                  <text:p text:style-name="P33"><text:span text:style-name="T29">Enter runway heading as 4-digit number, </text:span><text:span text:style-name="T12">NNN.N</text:span><text:span text:style-name="T29"> deg and "</text:span><text:span text:style-name="T12">00</text:span><text:span text:style-name="T29">" at the end.</text:span></text:p>
                </text:list-item>
                <text:list-item>
                  <text:p text:style-name="P22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29"><text:span text:style-name="T12">Master Mode</text:span><text:span text:style-name="T36"> </text:span><text:span text:style-name="T35">knob</text:span><text:span text:style-name="T29"> ... </text:span><text:span text:style-name="T12">LANDNING P/O</text:span><text:span text:style-name="T29"> for visual approach</text:span></text:p>
        </text:list-item>
        <text:list-item>
          <text:p text:style-name="P8"><text:span text:style-name="T8">T</text:span><text:span text:style-name="T7">hrust reverser</text:span> ... <text:span text:style-name="T8">Arm</text:span><text:span text:style-name="T11"> </text:span>(lever in cockpit will pull out) <text:span text:style-name="T11">(</text:span><text:span text:style-name="T10">Front Right Trigger</text:span><text:span text:style-name="T11">)</text:span></text:p>
        </text:list-item>
        <text:list-item>
          <text:p text:style-name="P13">Gear down under <text:span text:style-name="T7">600 kph</text:span>.</text:p>
        </text:list-item>
        <text:list-item>
          <text:p text:style-name="P8"><text:span text:style-name="T7">Minimum speed 260 kph</text:span>.</text:p>
        </text:list-item>
        <text:list-item>
          <text:p text:style-name="P14">Put the glide path line in the HUD on the end of the runway.</text:p>
        </text:list-item>
        <text:list-item>
          <text:p text:style-name="P9">Put velocity vector on <text:span text:style-name="T48">glide path </text:span>line to get 12 degrees AOA and 3 degree glide slope.</text:p>
        </text:list-item>
        <text:list-item>
          <text:p text:style-name="P30"><text:span text:style-name="T32">Can use autothrottle (</text:span><text:span text:style-name="T14">Pinky</text:span><text:span text:style-name="T13"> Button</text:span><text:span text:style-name="T32">) to maintain 12 deg AOA.</text:span></text:p>
        </text:list-item>
        <text:list-item>
          <text:p text:style-name="P8">When front wheel touches down, thrust reverser will engage. <text:s/>Use full throttle to slow down quickly (afterburner will not light).</text:p>
        </text:list-item>
      </text:list>
      <text:list text:style-name="L2">
        <text:list-item>
          <text:list>
            <text:list-item>
              <text:p text:style-name="P16">Heavy braking may cause skidding.</text:p>
            </text:list-item>
          </text:list>
        </text:list-item>
      </text:list>
      <text:list xml:id="list190752042125016" text:continue-list="list2784862067" text:style-name="L1">
        <text:list-item>
          <text:p text:style-name="P8">Reduce throttle before coming to a complete stop and use brakes for final stop.</text:p>
        </text:list-item>
        <text:list-item>
          <text:p text:style-name="P24">DO NOT USE BRAKES WHILE MOVING BACKWARDS.</text:p>
        </text:list-item>
        <text:list-item>
          <text:p text:style-name="P25"><text:span text:style-name="T49">S</text:span>ee after landing instructions below.</text:p>
        </text:list-item>
      </text:list>
      <text:p text:style-name="P3"/>
      <text:p text:style-name="P6"><text:span text:style-name="T17">Landing -- </text:span><text:span text:style-name="T16">Instrument approach -- </text:span><text:span text:style-name="T18">WIP</text:span></text:p>
      <text:list xml:id="list316208051" text:style-name="L3">
        <text:list-item>
          <text:p text:style-name="P10">Set QFE on altimeter to value shown in kneeboard for landing waypoint.</text:p>
        </text:list-item>
        <text:list-item>
          <text:p text:style-name="P21"><text:span text:style-name="T3">Set </text:span><text:span text:style-name="T6">AKT POS, OUT</text:span><text:span text:style-name="T1">, press </text:span><text:span text:style-name="T6">L/MAL</text:span><text:span text:style-name="T1"> waypoint button to select landing waypoint </text:span><text:span text:style-name="T4">(L1)</text:span></text:p>
        </text:list-item>
        <text:list-item>
          <text:p text:style-name="P31"><text:span text:style-name="T33">Verify correct </text:span><text:span text:style-name="T40">landing </text:span><text:span text:style-name="T33">runway in nav system (if using road base, you must set this manually):</text:span></text:p>
          <text:list>
            <text:list-item>
              <text:p text:style-name="P31"><text:span text:style-name="T35">L</text:span><text:span text:style-name="T37">S (landing at same runway you took off from), or L1 or L2</text:span><text:span text:style-name="T38"> </text:span><text:span text:style-name="T37">(landing at alternate bases) </text:span><text:span text:style-name="T38">waypoint must be selected.</text:span></text:p>
            </text:list-item>
            <text:list-item>
              <text:p text:style-name="P31"><text:span text:style-name="T15">Data Selector</text:span><text:span text:style-name="T33"> knob ... </text:span><text:span text:style-name="T15">BANA GR</text:span><text:span text:style-name="T47">Ä</text:span><text:span text:style-name="T15">NS, OUT</text:span><text:span text:style-name="T35"> (Runway Heading)</text:span></text:p>
            </text:list-item>
            <text:list-item>
              <text:p text:style-name="P12">First 4 digits are runway heading in NNN.N format, last 2 digits are ILS channel (if available).</text:p>
            </text:list-item>
            <text:list-item>
              <text:p text:style-name="P34"><text:span text:style-name="T29">To toggle to the reciprocal runway, press </text:span><text:span text:style-name="T12">LS/SKU</text:span><text:span text:style-name="T34"> </text:span><text:span text:style-name="T37">if using LS</text:span><text:span text:style-name="T30">, </text:span><text:span text:style-name="T31">or L/MAL if using L1 or L2.</text:span></text:p>
            </text:list-item>
            <text:list-item>
              <text:p text:style-name="P12">To set custom heading:</text:p>
              <text:list>
                <text:list-item>
                  <text:p text:style-name="P34"><text:span text:style-name="T29">Data Selector knob ... </text:span><text:span text:style-name="T12">BANA GR</text:span><text:span text:style-name="T46">Ä</text:span><text:span text:style-name="T12">NS, IN</text:span></text:p>
                </text:list-item>
                <text:list-item>
                  <text:p text:style-name="P34"><text:span text:style-name="T29">Enter runway heading as 4-digit number, </text:span><text:span text:style-name="T12">NNN.N</text:span><text:span text:style-name="T29"> deg and "</text:span><text:span text:style-name="T12">00</text:span><text:span text:style-name="T29">" at the end.</text:span></text:p>
                </text:list-item>
                <text:list-item>
                  <text:p text:style-name="P23"><text:span text:style-name="T1">Press </text:span><text:span text:style-name="T6">LS/SKU</text:span><text:span text:style-name="T1">, then set </text:span><text:span text:style-name="T6">AKT POS, OUT</text:span><text:span text:style-name="T2">.</text:span></text:p>
                </text:list-item>
              </text:list>
            </text:list-item>
          </text:list>
        </text:list-item>
        <text:list-item>
          <text:p text:style-name="P31"><text:span text:style-name="T12">Master Mode</text:span><text:span text:style-name="T36"> </text:span><text:span text:style-name="T35">knob</text:span><text:span text:style-name="T29"> ... </text:span><text:span text:style-name="T15">LANDNING NAV</text:span><text:span text:style-name="T35"> for instrument approach</text:span></text:p>
        </text:list-item>
      </text:list>
      <text:list text:style-name="L4">
        <text:list-item>
          <text:list>
            <text:list-item>
              <text:p text:style-name="P32"><text:span text:style-name="T16">W</text:span><text:span text:style-name="T17">aypoint will automatically be changed</text:span><text:span text:style-name="T39"> to </text:span><text:span text:style-name="T17">L</text:span><text:span text:style-name="T50">B</text:span><text:span text:style-name="T17">S</text:span><text:span text:style-name="T39">, </text:span><text:span text:style-name="T17">L</text:span><text:span text:style-name="T50">B</text:span><text:span text:style-name="T17">1</text:span><text:span text:style-name="T39">, or </text:span><text:span text:style-name="T17">L</text:span><text:span text:style-name="T50">B</text:span><text:span text:style-name="T17">2</text:span><text:span text:style-name="T39">, which is the approach waypoint 20 km out from the runway.</text:span></text:p>
            </text:list-item>
            <text:list-item>
              <text:p text:style-name="P35"><text:span text:style-name="T34">Radar screen will show approach waypoint (circle) and extended runway centerline.</text:span></text:p>
            </text:list-item>
          </text:list>
        </text:list-item>
      </text:list>
      <text:list xml:id="list190752667162497" text:continue-list="list316208051" text:style-name="L3">
        <text:list-item>
          <text:p text:style-name="P19"><text:span text:style-name="T7">Taxi and landing light</text:span> switches ... <text:span text:style-name="T7">As needed</text:span> (underneath left front canopy rail, outboard of thrust reverser handle)</text:p>
        </text:list-item>
        <text:list-item>
          <text:p text:style-name="P10"><text:span text:style-name="T8">T</text:span><text:span text:style-name="T7">hrust reverser</text:span> ... <text:span text:style-name="T8">Arm</text:span><text:span text:style-name="T11"> </text:span>(lever in cockpit will pull out) <text:span text:style-name="T11">(</text:span><text:span text:style-name="T8">Front </text:span><text:span text:style-name="T10">Right Trigger</text:span><text:span text:style-name="T11">)</text:span></text:p>
        </text:list-item>
        <text:list-item>
          <text:p text:style-name="P31"><text:span text:style-name="T32">Gear down under </text:span><text:span text:style-name="T13">600 kph</text:span><text:span text:style-name="T32">.</text:span></text:p>
        </text:list-item>
        <text:list-item>
          <text:p text:style-name="P10"><text:span text:style-name="T7">Minimum speed 260 kph</text:span>.</text:p>
        </text:list-item>
        <text:list-item>
          <text:p text:style-name="P31"><text:span text:style-name="T41">When you reach the approach waypoint, it will change to </text:span><text:span text:style-name="T17">L</text:span><text:span text:style-name="T50">F</text:span><text:span text:style-name="T17">S</text:span><text:span text:style-name="T39">, </text:span><text:span text:style-name="T17">L</text:span><text:span text:style-name="T50">F</text:span><text:span text:style-name="T17">1</text:span><text:span text:style-name="T39">, or </text:span><text:span text:style-name="T17">L</text:span><text:span text:style-name="T50">F</text:span><text:span text:style-name="T17">2</text:span><text:span text:style-name="T39">, which is the actual touchdown point on the end of the runway.</text:span></text:p>
        </text:list-item>
        <text:list-item>
          <text:p text:style-name="P15">Put the glide path line in the HUD on the end of the runway.</text:p>
        </text:list-item>
        <text:list-item>
          <text:p text:style-name="P10">Put velocity vector on <text:span text:style-name="T48">glide path </text:span>line to get 12 degrees AOA and 3 degree glide slope.</text:p>
        </text:list-item>
        <text:list-item>
          <text:p text:style-name="P31"><text:span text:style-name="T32">Can use autothrottle (</text:span><text:span text:style-name="T20">Right Back Trigger</text:span><text:span text:style-name="T32">) to maintain 12 deg AOA.</text:span></text:p>
        </text:list-item>
        <text:list-item>
          <text:p text:style-name="P10">When front wheel touches down, thrust reverser will engage. <text:s/>Use full throttle to slow down quickly (afterburner will not light).</text:p>
        </text:list-item>
      </text:list>
      <text:list text:style-name="L5">
        <text:list-item>
          <text:list>
            <text:list-item>
              <text:p text:style-name="P17">Heavy braking may cause skidding.</text:p>
            </text:list-item>
          </text:list>
        </text:list-item>
      </text:list>
      <text:list xml:id="list190751326956135" text:continue-list="list190752667162497" text:style-name="L3">
        <text:list-item>
          <text:p text:style-name="P10">Reduce throttle before coming to a complete stop and use brakes for final stop.</text:p>
        </text:list-item>
        <text:list-item>
          <text:p text:style-name="P26">DO NOT USE BRAKES WHILE MOVING BACKWARDS.</text:p>
        </text:list-item>
        <text:list-item>
          <text:p text:style-name="P27">See after landing instructions below.</text:p>
        </text:list-item>
      </text:list>
      <text:p text:style-name="P5"/>
      <text:p text:style-name="P2">After landing</text:p>
      <text:list text:style-name="L6">
        <text:list-item>
          <text:p text:style-name="P18"><text:span text:style-name="T9">Master Mode</text:span><text:span text:style-name="T43"> </text:span><text:span text:style-name="T44">knob</text:span><text:span text:style-name="T45"> ... </text:span><text:span text:style-name="T9">BER</text:span><text:span text:style-name="T45"> to reset nav computer and compile and write ELINT data</text:span></text:p>
        </text:list-item>
        <text:list-item>
          <text:p text:style-name="P18"><text:span text:style-name="T45">R</text:span><text:span text:style-name="T42">emove and reinsert data cartridge, and reload waypoints, even if you're using the same flight plan. <text:s/>This fully resets the nav system for the next fligh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14T19:07:50.378000000</dc:date>
    <meta:editing-duration>PT22H34M39S</meta:editing-duration>
    <meta:editing-cycles>5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55" meta:word-count="679" meta:character-count="3688" meta:non-whitespace-character-count="3112"/>
  </office:meta>
</office:document-meta>
</file>